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</text:list-level-style-number>
      <text:list-level-style-number text:level="2" style:num-suffix="." style:num-format="1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1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</text:list-level-style-number>
      <text:list-level-style-number text:level="4" style:num-suffix="." style:num-format="1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</text:list-level-style-number>
      <text:list-level-style-number text:level="5" style:num-suffix="." style:num-format="1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</text:list-level-style-number>
      <text:list-level-style-number text:level="6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7" style:num-suffix="." style:num-format="1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</text:list-level-style-number>
      <text:list-level-style-number text:level="8" style:num-suffix="." style:num-format="1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9" style:num-suffix="." style:num-format="1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</text:list-level-style-number>
      <text:list-level-style-number text:level="2" style:num-suffix="." style:num-format="1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1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</text:list-level-style-number>
      <text:list-level-style-number text:level="4" style:num-suffix="." style:num-format="1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</text:list-level-style-number>
      <text:list-level-style-number text:level="5" style:num-suffix="." style:num-format="1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</text:list-level-style-number>
      <text:list-level-style-number text:level="6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7" style:num-suffix="." style:num-format="1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</text:list-level-style-number>
      <text:list-level-style-number text:level="8" style:num-suffix="." style:num-format="1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9" style:num-suffix="." style:num-format="1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fo:font-size="20pt" style:font-size-asian="20pt"/>
    </style:style>
    <style:style style:name="P3" style:parent-style-name="Standard" style:family="paragraph">
      <style:text-properties fo:font-weight="bold" style:font-weight-asian="bold" fo:font-size="20pt" style:font-size-asian="20pt"/>
    </style:style>
    <style:style style:name="TableColumn5" style:family="table-column">
      <style:table-column-properties style:column-width="3.3465in" style:use-optimal-column-width="false"/>
    </style:style>
    <style:style style:name="TableColumn6" style:family="table-column">
      <style:table-column-properties style:column-width="3.3465in" style:use-optimal-column-width="false"/>
    </style:style>
    <style:style style:name="Table4" style:family="table">
      <style:table-properties style:width="6.69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" style:family="table-row">
      <style:table-row-properties style:min-row-height="0.6708in"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" style:parent-style-name="Standard" style:family="paragraph">
      <style:text-properties fo:font-weight="bold" style:font-weight-asian="bold"/>
    </style:style>
    <style:style style:name="TableColumn45" style:family="table-column">
      <style:table-column-properties style:column-width="3.3465in" style:use-optimal-column-width="false"/>
    </style:style>
    <style:style style:name="TableColumn46" style:family="table-column">
      <style:table-column-properties style:column-width="3.3465in" style:use-optimal-column-width="false"/>
    </style:style>
    <style:style style:name="Table44" style:family="table">
      <style:table-properties style:width="6.693in" fo:margin-left="0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" style:parent-style-name="Standard" style:family="paragraph">
      <style:text-properties fo:font-weight="bold" style:font-weight-asian="bold"/>
    </style:style>
    <style:style style:name="P57" style:parent-style-name="Standard" style:list-style-name="LFO1" style:family="paragraph"/>
    <style:style style:name="P58" style:parent-style-name="Standard" style:list-style-name="LFO1" style:family="paragraph"/>
    <style:style style:name="P59" style:parent-style-name="Standard" style:family="paragraph">
      <style:text-properties fo:font-weight="bold" style:font-weight-asian="bold" fo:font-size="20pt" style:font-size-asian="20pt"/>
    </style:style>
    <style:style style:name="TableColumn61" style:family="table-column">
      <style:table-column-properties style:column-width="3.3465in" style:use-optimal-column-width="false"/>
    </style:style>
    <style:style style:name="TableColumn62" style:family="table-column">
      <style:table-column-properties style:column-width="3.3465in" style:use-optimal-column-width="false"/>
    </style:style>
    <style:style style:name="Table60" style:family="table">
      <style:table-properties style:width="6.693in" fo:margin-left="0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6" style:family="table-row">
      <style:table-row-properties style:min-row-height="0.6708in"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Standard" style:family="paragraph">
      <style:text-properties fo:font-weight="bold" style:font-weight-asian="bold"/>
    </style:style>
    <style:style style:name="P100" style:parent-style-name="Standard" style:list-style-name="LFO4" style:family="paragraph"/>
    <style:style style:name="P101" style:parent-style-name="Standard" style:list-style-name="LFO4" style:family="paragraph"/>
    <style:style style:name="P102" style:parent-style-name="Standard" style:list-style-name="LFO3" style:family="paragraph"/>
    <style:style style:name="P103" style:parent-style-name="Standard" style:list-style-name="LFO3" style:family="paragraph"/>
    <style:style style:name="P104" style:parent-style-name="Standard" style:family="paragraph">
      <style:paragraph-properties fo:margin-left="1.4847in">
        <style:tab-stops/>
      </style:paragraph-properties>
    </style:style>
    <style:style style:name="P105" style:parent-style-name="Standard" style:family="paragraph">
      <style:paragraph-properties fo:margin-left="1.4847in">
        <style:tab-stops/>
      </style:paragraph-properties>
    </style:style>
    <style:style style:name="P106" style:parent-style-name="Standard" style:family="paragraph">
      <style:paragraph-properties fo:margin-left="1.4847in">
        <style:tab-stops/>
      </style:paragraph-properties>
    </style:style>
    <style:style style:name="P107" style:parent-style-name="Standard" style:family="paragraph">
      <style:text-properties fo:font-weight="bold" style:font-weight-asian="bold"/>
    </style:style>
    <style:style style:name="P108" style:parent-style-name="Standard" style:list-style-name="LFO2" style:family="paragraph"/>
    <style:style style:name="P109" style:parent-style-name="Standard" style:family="paragraph">
      <style:paragraph-properties fo:margin-left="1.9687in">
        <style:tab-stops/>
      </style:paragraph-properties>
    </style:style>
    <style:style style:name="P110" style:parent-style-name="Standard" style:family="paragraph">
      <style:paragraph-properties fo:margin-left="1.9687in">
        <style:tab-stops/>
      </style:paragraph-properties>
    </style:style>
  </office:automatic-styles>
  <office:body>
    <office:text text:use-soft-page-breaks="true">
      <text:p text:style-name="P1">AP2 – Abuapp</text:p>
      <text:p text:style-name="Standard"/>
      <text:p text:style-name="Standard"><text:tab/>Daniel Paredes Santamaría</text:p>
      <text:p text:style-name="Standard"><text:tab/>Daniel González Alonso</text:p>
      <text:p text:style-name="Standard"><text:tab/>Raúl Fernández<text:s/>Álvarez</text:p>
      <text:p text:style-name="Standard"><text:tab/>Sara González</text:p>
      <text:p text:style-name="P2"/>
      <text:p text:style-name="P3">Descripción de<text:s/>tareas<text:s/>– Llamada de emergencia:</text:p>
      <text:p text:style-name="Standard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TableContents">Tarea 1</text:p>
          </table:table-cell>
          <table:table-cell table:style-name="TableCell9">
            <text:p text:style-name="TableContents">Llamada de Emergencia</text:p>
          </table:table-cell>
        </table:table-row>
        <table:table-row table:style-name="TableRow10">
          <table:table-cell table:style-name="TableCell11">
            <text:p text:style-name="TableContents">Precondiciones</text:p>
          </table:table-cell>
          <table:table-cell table:style-name="TableCell12">
            <text:p text:style-name="TableContents">El usuario ya dispone del teléfono móvil y sabe<text:s/>cómo encenderlo, tener instalada la aplicación y activada.</text:p>
          </table:table-cell>
        </table:table-row>
        <table:table-row table:style-name="TableRow13">
          <table:table-cell table:style-name="TableCell14">
            <text:p text:style-name="TableContents">Subtareas</text:p>
          </table:table-cell>
          <table:table-cell table:style-name="TableCell15">
            <text:p text:style-name="TableContents">-Pulsar el botón de llamada de emergencia</text:p>
            <text:p text:style-name="TableContents"/>
            <text:p text:style-name="TableContents">-Seleccionar el teléfono de emergencia al que quiere llamar.</text:p>
            <text:p text:style-name="TableContents"/>
          </table:table-cell>
        </table:table-row>
        <table:table-row table:style-name="TableRow16">
          <table:table-cell table:style-name="TableCell17">
            <text:p text:style-name="TableContents">Frecuencia</text:p>
          </table:table-cell>
          <table:table-cell table:style-name="TableCell18">
            <text:p text:style-name="TableContents">De forma esporádica</text:p>
          </table:table-cell>
        </table:table-row>
        <table:table-row table:style-name="TableRow19">
          <table:table-cell table:style-name="TableCell20">
            <text:p text:style-name="TableContents">Habilidades necesarias</text:p>
          </table:table-cell>
          <table:table-cell table:style-name="TableCell21">
            <text:p text:style-name="TableContents">Poder identificar el<text:s/>botón de llamada de emergencia (Alto contraste), poder seleccionar algo en pantalla.</text:p>
          </table:table-cell>
        </table:table-row>
        <table:table-row table:style-name="TableRow22">
          <table:table-cell table:style-name="TableCell23">
            <text:p text:style-name="TableContents">¿Afecta el entorno a la tarea?</text:p>
          </table:table-cell>
          <table:table-cell table:style-name="TableCell24">
            <text:p text:style-name="TableContents">La iluminación del entorno puede dificultar la visión de los botones (reflejo), llevar elementos que dificulten la pulsación (como guantes).</text:p>
          </table:table-cell>
        </table:table-row>
        <table:table-row table:style-name="TableRow25">
          <table:table-cell table:style-name="TableCell26">
            <text:p text:style-name="TableContents">¿Es crítica en cuanto a duración?</text:p>
          </table:table-cell>
          <table:table-cell table:style-name="TableCell27">
            <text:p text:style-name="TableContents">Es una emergencia con lo cual es muy urgente</text:p>
          </table:table-cell>
        </table:table-row>
        <table:table-row table:style-name="TableRow28">
          <table:table-cell table:style-name="TableCell29">
            <text:p text:style-name="TableContents">¿Hay riesgos de seguridad?</text:p>
          </table:table-cell>
          <table:table-cell table:style-name="TableCell30">
            <text:p text:style-name="TableContents">Realizar la acción no supone peligro, pero en caso de fallo puede no realizar la llamada y ser peligroso para su salud.</text:p>
          </table:table-cell>
        </table:table-row>
        <table:table-row table:style-name="TableRow31">
          <table:table-cell table:style-name="TableCell32">
            <text:p text:style-name="TableContents">¿Se hará el trabajo individualmente o en colaboración?</text:p>
          </table:table-cell>
          <table:table-cell table:style-name="TableCell33">
            <text:p text:style-name="TableContents">Individualmente</text:p>
          </table:table-cell>
        </table:table-row>
        <table:table-row table:style-name="TableRow34">
          <table:table-cell table:style-name="TableCell35">
            <text:p text:style-name="TableContents">¿Harán los usuarios otras tareas mientras hacen esta?</text:p>
          </table:table-cell>
          <table:table-cell table:style-name="TableCell36">
            <text:p text:style-name="TableContents">Debido al motivo<text:s/>de la emergencia, puede haber factores externos que puedan distraer su atención.</text:p>
          </table:table-cell>
        </table:table-row>
        <table:table-row table:style-name="TableRow37">
          <table:table-cell table:style-name="TableCell38">
            <text:p text:style-name="TableContents">¿Cómo se aprende a realizar la tarea?</text:p>
          </table:table-cell>
          <table:table-cell table:style-name="TableCell39">
            <text:p text:style-name="TableContents">Mediante la comprensión intuitiva debido a la gran difusión de los iconos de emergencia o servicios como al de los hospitales o la policía.</text:p>
          </table:table-cell>
        </table:table-row>
        <table:table-row table:style-name="TableRow40">
          <table:table-cell table:style-name="TableCell41">
            <text:p text:style-name="TableContents">¿Qué puede ir mal?</text:p>
          </table:table-cell>
          <table:table-cell table:style-name="TableCell42">
            <text:p text:style-name="TableContents">-Que se confunda de icono.</text:p>
            <text:p text:style-name="TableContents">-Que no pulse el botón de emergencia en el menú principal debido a un desliz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43">Caso de uso concreto:</text:p>
      <text:p text:style-name="Standard"/>
      <table:table table:style-name="Table44">
        <table:table-columns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TableContents">Acción del usuario</text:p>
          </table:table-cell>
          <table:table-cell table:style-name="TableCell49">
            <text:p text:style-name="TableContents">Respuesta del sistema</text:p>
          </table:table-cell>
        </table:table-row>
        <table:table-row table:style-name="TableRow50">
          <table:table-cell table:style-name="TableCell51">
            <text:p text:style-name="TableContents">El usuario pulsa el botón de emergencia en el menú<text:s/>principal.</text:p>
          </table:table-cell>
          <table:table-cell table:style-name="TableCell52">
            <text:p text:style-name="TableContents">El sistema muestra una lista con los teléfonos de emergencia posibles.</text:p>
          </table:table-cell>
        </table:table-row>
        <table:table-row table:style-name="TableRow53">
          <table:table-cell table:style-name="TableCell54">
            <text:p text:style-name="TableContents">El usuario pulsa el botón del servicio de emergencias al que quiera llamar.</text:p>
          </table:table-cell>
          <table:table-cell table:style-name="TableCell55">
            <text:p text:style-name="TableContents">El sistema hace la llamada a servicio correspondiente según la situación geográfica del móvil.</text:p>
          </table:table-cell>
        </table:table-row>
      </table:table>
      <text:p text:style-name="Standard"/>
      <text:p text:style-name="Standard"/>
      <text:p text:style-name="Standard"/>
      <text:p text:style-name="P56">Recorrido cognitivo:</text:p>
      <text:p text:style-name="Standard"><text:tab/>Acciones:</text:p>
      <text:list text:style-name="LFO1" text:continue-numbering="true">
        <text:list-item>
          <text:p text:style-name="P57">Pulsar el botón de emergencia en el menú principal</text:p>
        </text:list-item>
        <text:list-item>
          <text:p text:style-name="P58">Seleccionar el servicio de emergencias que desee</text:p>
        </text:list-item>
      </text:list>
      <text:p text:style-name="Standard"/>
      <text:p text:style-name="Standard"><text:tab/><text:tab/>Acción 1: Pulsar el botón de emergencia en el menú principal</text:p>
      <text:p text:style-name="Standard"><text:tab/><text:tab/><text:tab/>-¿Sabe el usuario lo que tiene que hacer?</text:p>
      <text:p text:style-name="Standard"><text:tab/><text:tab/><text:tab/><text:tab/>Si, llamar<text:s/>a emergencias.</text:p>
      <text:p text:style-name="Standard"><text:tab/><text:tab/><text:tab/>-¿Relaciona lo que tiene que hacer con la acción?</text:p>
      <text:p text:style-name="Standard"><text:tab/><text:tab/><text:tab/><text:tab/>Si, la iconografía es clara.</text:p>
      <text:p text:style-name="Standard"><text:tab/><text:tab/><text:tab/>-¿Sabe si ha hecho bien o mal la acción?</text:p>
      <text:p text:style-name="Standard"><text:tab/><text:tab/><text:tab/><text:tab/>Si, al pulsar aparecerá en pantalla un listado con los servicios de<text:s/><text:tab/><text:tab/><text:tab/><text:tab/><text:tab/>emergencia.</text:p>
      <text:p text:style-name="Standard"/>
      <text:p text:style-name="Standard"><text:tab/><text:tab/>Acción<text:s/>2:<text:s/>Seleccionar el servicio de emergencias que desee</text:p>
      <text:p text:style-name="Standard"><text:tab/><text:tab/><text:tab/>-¿Sabe el usuario lo que tiene que hacer?</text:p>
      <text:p text:style-name="Standard"><text:tab/><text:tab/><text:tab/><text:tab/>Si, seleccionar a uno de los servicios que aparecen.</text:p>
      <text:p text:style-name="Standard"><text:tab/><text:tab/><text:tab/>-¿Relaciona lo que tiene que hacer con la acción?</text:p>
      <text:p text:style-name="Standard"><text:tab/><text:tab/><text:tab/><text:tab/>Si, la iconografía es clara.</text:p>
      <text:p text:style-name="Standard"><text:tab/><text:tab/><text:tab/>-¿Sabe si ha<text:s/>hecho bien o mal la acción?</text:p>
      <text:p text:style-name="Standard"><text:tab/><text:tab/><text:tab/><text:tab/>Si, la pantalla indicará que está haciendo una<text:s/>llamad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59">Descripción de las tareas – Aviso de toma de medicamentos:</text:p>
      <text:p text:style-name="Standard"/>
      <table:table table:style-name="Table60">
        <table:table-columns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TableContents">Tarea 2</text:p>
          </table:table-cell>
          <table:table-cell table:style-name="TableCell65">
            <text:p text:style-name="Standard">Aviso de toma de medicamentos</text:p>
          </table:table-cell>
        </table:table-row>
        <table:table-row table:style-name="TableRow66">
          <table:table-cell table:style-name="TableCell67">
            <text:p text:style-name="TableContents">Precondiciones</text:p>
          </table:table-cell>
          <table:table-cell table:style-name="TableCell68">
            <text:p text:style-name="TableContents">El usuario ya dispone del teléfono móvil y sabe cómo encenderlo, tener instalada la aplicación y activada.</text:p>
          </table:table-cell>
        </table:table-row>
        <table:table-row table:style-name="TableRow69">
          <table:table-cell table:style-name="TableCell70">
            <text:p text:style-name="TableContents">Subtareas</text:p>
          </table:table-cell>
          <table:table-cell table:style-name="TableCell71">
            <text:p text:style-name="TableContents">-En caso de que se haya tomado la pastilla pulsar OK, en el caso contrario pulsar Posponer.</text:p>
          </table:table-cell>
        </table:table-row>
        <table:table-row table:style-name="TableRow72">
          <table:table-cell table:style-name="TableCell73">
            <text:p text:style-name="TableContents">Frecuencia</text:p>
          </table:table-cell>
          <table:table-cell table:style-name="TableCell74">
            <text:p text:style-name="TableContents">Habitualmente.</text:p>
          </table:table-cell>
        </table:table-row>
        <table:table-row table:style-name="TableRow75">
          <table:table-cell table:style-name="TableCell76">
            <text:p text:style-name="TableContents">Habilidades necesarias</text:p>
          </table:table-cell>
          <table:table-cell table:style-name="TableCell77">
            <text:p text:style-name="TableContents">Poder oír la alarma y poder pulsar en la pantalla.</text:p>
          </table:table-cell>
        </table:table-row>
        <table:table-row table:style-name="TableRow78">
          <table:table-cell table:style-name="TableCell79">
            <text:p text:style-name="TableContents">¿Afecta el entorno a la tarea?</text:p>
          </table:table-cell>
          <table:table-cell table:style-name="TableCell80">
            <text:p text:style-name="TableContents">Si es un entorno ruidoso puede que no pueda escuchar la alarma, y debido a la iluminación del ambiente puede que le cueste distinguir el botón.</text:p>
          </table:table-cell>
        </table:table-row>
        <table:table-row table:style-name="TableRow81">
          <table:table-cell table:style-name="TableCell82">
            <text:p text:style-name="TableContents">¿Es crítica en cuanto a duración?</text:p>
          </table:table-cell>
          <table:table-cell table:style-name="TableCell83">
            <text:p text:style-name="TableContents">Depende del medicamento.</text:p>
          </table:table-cell>
        </table:table-row>
        <table:table-row table:style-name="TableRow84">
          <table:table-cell table:style-name="TableCell85">
            <text:p text:style-name="TableContents">¿Hay riesgos de seguridad?</text:p>
          </table:table-cell>
          <table:table-cell table:style-name="TableCell86">
            <text:p text:style-name="TableContents">Realizar la acción no supone peligro, pero en caso de fallo puede no tomar la pastilla y ser peligroso para su salud.</text:p>
          </table:table-cell>
        </table:table-row>
        <table:table-row table:style-name="TableRow87">
          <table:table-cell table:style-name="TableCell88">
            <text:p text:style-name="TableContents">¿Se hará el trabajo individualmente o en colaboración?</text:p>
          </table:table-cell>
          <table:table-cell table:style-name="TableCell89">
            <text:p text:style-name="TableContents">Individualmente.</text:p>
          </table:table-cell>
        </table:table-row>
        <table:table-row table:style-name="TableRow90">
          <table:table-cell table:style-name="TableCell91">
            <text:p text:style-name="TableContents">¿Harán los usuarios otras tareas mientras hacen esta?</text:p>
          </table:table-cell>
          <table:table-cell table:style-name="TableCell92">
            <text:p text:style-name="TableContents">No.</text:p>
          </table:table-cell>
        </table:table-row>
        <table:table-row table:style-name="TableRow93">
          <table:table-cell table:style-name="TableCell94">
            <text:p text:style-name="TableContents">¿Cómo se aprende a realizar la tarea?</text:p>
          </table:table-cell>
          <table:table-cell table:style-name="TableCell95">
            <text:p text:style-name="TableContents">Se aprende haciéndola.</text:p>
          </table:table-cell>
        </table:table-row>
        <table:table-row table:style-name="TableRow96">
          <table:table-cell table:style-name="TableCell97">
            <text:p text:style-name="TableContents">¿Qué puede ir mal?</text:p>
          </table:table-cell>
          <table:table-cell table:style-name="TableCell98">
            <text:p text:style-name="TableContents">-Que se confunda<text:s/>en el botón y de a OK en vez de a posponer, en ese caso puede que no llegue a tomarse el medicamente ya que no le volverá a avisar.</text:p>
            <text:p text:style-name="TableContents">-El móvil esté defectuoso o sin batería.</text:p>
          </table:table-cell>
        </table:table-row>
      </table:table>
      <text:p text:style-name="Standard"/>
      <text:p text:style-name="P99">Caso de uso concreto:</text:p>
      <text:p text:style-name="Standard"/>
      <text:p text:style-name="Standard"><text:tab/>1.- Suena la alarma.</text:p>
      <text:p text:style-name="Standard"/>
      <text:p text:style-name="Standard"><text:tab/>2.1.-<text:s/></text:p>
      <text:list text:style-name="LFO4" text:continue-numbering="true">
        <text:list-item>
          <text:p text:style-name="P100">El Usuario toma el medicamento y pulsa el botón OK</text:p>
        </text:list-item>
        <text:list-item>
          <text:p text:style-name="P101">El Sistema marca que ha tomado el medicamento, se apaga la alarma hasta la próxima fecha que tenga que tomar el medicamente y mostrará un mensaje.</text:p>
        </text:list-item>
      </text:list>
      <text:p text:style-name="Standard"/>
      <text:p text:style-name="Standard"><text:tab/>2.2.-<text:s/></text:p>
      <text:list text:style-name="LFO3" text:continue-numbering="true">
        <text:list-item>
          <text:p text:style-name="P102">El Usuario no puede tomar el medicamento en ese instante, así que pulsa Posponer.</text:p>
        </text:list-item>
        <text:list-item>
          <text:p text:style-name="P103">El Sistema pospondrá la alarma para dentro de un tiempo por determinar y mostrará un mensaje.</text:p>
        </text:list-item>
      </text:list>
      <text:p text:style-name="P104"/>
      <text:p text:style-name="P105"/>
      <text:p text:style-name="P106"/>
      <text:soft-page-break/>
      <text:p text:style-name="P107">Recorrido cognitivo:</text:p>
      <text:p text:style-name="Standard"><text:tab/>Acciones:</text:p>
      <text:list text:style-name="LFO2" text:continue-numbering="true">
        <text:list-item>
          <text:p text:style-name="P108">Pulsar el botón de<text:s/>OK o de Posponer</text:p>
        </text:list-item>
      </text:list>
      <text:p text:style-name="Standard"/>
      <text:p text:style-name="Standard"><text:tab/><text:tab/>Acción 1: Pulsar el botón de emergencia en el menú principal</text:p>
      <text:p text:style-name="Standard"><text:tab/><text:tab/><text:tab/>-¿Sabe el usuario lo que tiene que hacer?</text:p>
      <text:p text:style-name="P109">Si, el sistema mostrará un pequeño mensaje para indicar el motivo de la alarma (que se tome su medicamento).</text:p>
      <text:p text:style-name="Standard"><text:tab/><text:tab/><text:tab/>-¿Relaciona lo que tiene que hacer con la acción?</text:p>
      <text:p text:style-name="Standard"><text:tab/><text:tab/><text:tab/><text:tab/>Si,<text:s/>el mensaje lo indica.<text:s/></text:p>
      <text:p text:style-name="Standard"><text:tab/><text:tab/><text:tab/>-¿Sabe si ha hecho bien o mal la acción?</text:p>
      <text:p text:style-name="P110">Si, el programa mostrará un mensaje para indicar si la alarma ha sido pospuesta o ha cumplido la tarea de tomar el medicament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</text:list-level-style-number>
      <text:list-level-style-number text:level="2" style:num-suffix="." style:num-format="1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1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</text:list-level-style-number>
      <text:list-level-style-number text:level="4" style:num-suffix="." style:num-format="1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</text:list-level-style-number>
      <text:list-level-style-number text:level="5" style:num-suffix="." style:num-format="1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</text:list-level-style-number>
      <text:list-level-style-number text:level="6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7" style:num-suffix="." style:num-format="1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</text:list-level-style-number>
      <text:list-level-style-number text:level="8" style:num-suffix="." style:num-format="1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9" style:num-suffix="." style:num-format="1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</text:list-level-style-number>
      <text:list-level-style-number text:level="2" style:num-suffix="." style:num-format="1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1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</text:list-level-style-number>
      <text:list-level-style-number text:level="4" style:num-suffix="." style:num-format="1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</text:list-level-style-number>
      <text:list-level-style-number text:level="5" style:num-suffix="." style:num-format="1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</text:list-level-style-number>
      <text:list-level-style-number text:level="6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7" style:num-suffix="." style:num-format="1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</text:list-level-style-number>
      <text:list-level-style-number text:level="8" style:num-suffix="." style:num-format="1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9" style:num-suffix="." style:num-format="1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Daniel</meta:initial-creator>
    <dc:creator>Faztor 5</dc:creator>
    <meta:creation-date>2015-05-12T13:01:00Z</meta:creation-date>
    <dc:date>2015-05-12T13:58:00Z</dc:date>
    <meta:template xlink:href="Normal.dotm" xlink:type="simple"/>
    <meta:editing-cycles>9</meta:editing-cycles>
    <meta:editing-duration>PT3420S</meta:editing-duration>
    <meta:document-statistic meta:page-count="4" meta:paragraph-count="9" meta:word-count="762" meta:character-count="4944" meta:row-count="34" meta:non-whitespace-character-count="4191"/>
  </office:meta>
</office:document-meta>
</file>